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519cm" fo:margin-left="-0.018cm" table:align="left"/>
    </style:style>
    <style:style style:name="Таблица1.A" style:family="table-column">
      <style:table-column-properties style:column-width="10.703cm"/>
    </style:style>
    <style:style style:name="Таблица1.B" style:family="table-column">
      <style:table-column-properties style:column-width="5.81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officeooo:rsid="00099f87" officeooo:paragraph-rsid="00099f87" style:font-size-asian="14pt" style:font-size-complex="14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officeooo:paragraph-rsid="00099f87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7pt" fo:language="ru" fo:country="RU" fo:font-weight="bold" officeooo:rsid="00099f87" officeooo:paragraph-rsid="00099f87" style:font-size-asian="17pt" style:font-weight-asian="bold" style:font-size-complex="17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099f87" officeooo:paragraph-rsid="00099f87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officeooo:paragraph-rsid="000ae5ac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ae5ac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paragraph-rsid="000ae5ac" style:font-size-asian="14pt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bold" officeooo:rsid="000ae5ac" officeooo:paragraph-rsid="000ae5a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ae5ac" officeooo:paragraph-rsid="000ae5a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solid" style:text-underline-width="auto" style:text-underline-color="font-color" fo:font-weight="bold" officeooo:rsid="000ae5ac" officeooo:paragraph-rsid="000ae5a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beacc" officeooo:paragraph-rsid="000beac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d5767" officeooo:paragraph-rsid="000d576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0f0778" officeooo:paragraph-rsid="000f0778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0f0778" officeooo:paragraph-rsid="000f0778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paragraph-rsid="000f0778" style:font-size-asian="12pt" style:font-size-complex="12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f0778" officeooo:paragraph-rsid="000f077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00%" fo:text-align="end" style:justify-single-word="false"/>
      <style:text-properties style:font-name="Times New Roman" fo:font-size="12pt" fo:language="ru" fo:country="RU" style:text-underline-style="none" fo:font-weight="normal" officeooo:rsid="000f0778" officeooo:paragraph-rsid="0010dad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10dadc" officeooo:paragraph-rsid="0010dadc" style:font-size-asian="12pt" style:font-weight-asian="normal" style:font-size-complex="12pt" style:font-weight-complex="normal"/>
    </style:style>
    <style:style style:name="T1" style:family="text">
      <style:text-properties officeooo:rsid="000beac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5767" style:font-weight-asian="normal" style:font-weight-complex="normal"/>
    </style:style>
    <style:style style:name="T5" style:family="text">
      <style:text-properties officeooo:rsid="000d5767"/>
    </style:style>
    <style:style style:name="T6" style:family="text">
      <style:text-properties style:text-underline-style="solid" style:text-underline-width="auto" style:text-underline-color="font-color" officeooo:rsid="000d576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f0778"/>
    </style:style>
    <style:style style:name="T9" style:family="text">
      <style:text-properties officeooo:rsid="0010da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сударственное бюджетное профессиональное</text:p>
      <text:p text:style-name="P1">образовательное учреждение</text:p>
      <text:p text:style-name="P1">«Магаданский политехнический техникум»</text:p>
      <text:p text:style-name="P2">(ГБПОУ «Магаданский политехнический техникум»)</text:p>
      <text:p text:style-name="P3"/>
      <text:p text:style-name="P4">Специальность и 09.02.07 «Информационные системы и программирование»</text:p>
      <text:p text:style-name="P5"/>
      <text:p text:style-name="P6">КУРСОВАЯ РАБОТА</text:p>
      <text:p text:style-name="P7">_____________________________________________________</text:p>
      <text:p text:style-name="P8">Автоматизированная система каталога специализированной литературы</text:p>
      <text:p text:style-name="P9"/>
      <text:p text:style-name="P9">По МДК 02.01 Технология разработки программного обеспечения</text:p>
      <text:p text:style-name="P9"/>
      <text:p text:style-name="P9"/>
      <text:p text:style-name="P9"/>
      <text:p text:style-name="P9"/>
      <text:p text:style-name="P10"><text:tab/> <text:s text:c="5"/>Студент <text:s text:c="5"/>3ИСП-6, <text:s text:c="10"/>___________ <text:s text:c="8"/>Я.Д. Носков</text:p>
      <text:p text:style-name="P11"/>
      <text:p text:style-name="P11"><text:tab/> <text:s text:c="5"/>Руководитель <text:s text:c="6"/><text:tab/> <text:s text:c="10"/>___________ <text:s/><text:tab/> <text:s text:c="2"/>Д.Ю. Качка</text:p>
      <text:p text:style-name="P11"/>
      <text:p text:style-name="P11"/>
      <text:p text:style-name="P11"/>
      <text:p text:style-name="P11"><text:s text:c="5"/>Защищена на _____________________________ «___»___________24г.</text:p>
      <text:p text:style-name="P11"/>
      <text:p text:style-name="P12">Магадан 2024</text:p>
      <text:p text:style-name="P13">Государственное бюджетное профессиональное</text:p>
      <text:p text:style-name="P14">образовательное учреждение</text:p>
      <text:p text:style-name="P14">«Магаданский политехнический техникум»</text:p>
      <text:p text:style-name="P15">(ГБПОУ «Магаданский политехнический техникум»)</text:p>
      <text:p text:style-name="P16"/>
      <text:p text:style-name="P16">ЗАДАНИЕ </text:p>
      <text:p text:style-name="P16">НА КУРСОВУЮ РАБОТУ</text:p>
      <text:p text:style-name="P16"><text:tab/></text:p>
      <text:p text:style-name="P17"><text:span text:style-name="T1">МДК <text:s text:c="61"/></text:span>МДК 02.01 Технология разработки программного</text:p>
      <text:p text:style-name="P18"><text:span text:style-name="T2"><text:s text:c="70"/></text:span><text:span text:style-name="T3"><text:s/></text:span><text:span text:style-name="T4">о</text:span><text:span text:style-name="T3">беспечения <text:s text:c="62"/></text:span><text:s/></text:p>
      <text:p text:style-name="P18"/>
      <text:p text:style-name="P19">Специальность СПО<text:tab/><text:tab/><text:tab/><text:span text:style-name="T5">09.02.07 «Информационные системы</text:span></text:p>
      <text:p text:style-name="P19"><text:s text:c="70"/><text:span text:style-name="T6"><text:s/>программирование <text:s text:c="51"/></text:span></text:p>
      <text:p text:style-name="P19"><text:span text:style-name="T6"/></text:p>
      <text:p text:style-name="P20">Студент(ка): <text:s text:c="48"/><text:span text:style-name="T7"><text:s/>3 курса 3ИСП6 группы <text:s text:c="44"/></text:span></text:p>
      <text:p text:style-name="P20"><text:span text:style-name="T7"/></text:p>
      <text:p text:style-name="P20"><text:span text:style-name="T7"><text:s text:c="54"/>Носков Ярослав Дмитриевич <text:s text:c="51"/></text:span></text:p>
      <text:p text:style-name="P20"><text:span text:style-name="T7"/></text:p>
      <text:p text:style-name="P21">Тема курсовой работы: <text:s text:c="31"/>Разработка АИС «Электронный каталог</text:p>
      <text:p text:style-name="P21"><text:s text:c="70"/><text:span text:style-name="T7"><text:s/>специализированной литературы программиста»</text:span></text:p>
      <text:p text:style-name="P21"/>
      <text:p text:style-name="P21"/>
      <text:p text:style-name="P21"/>
      <text:p text:style-name="P22">План и сроки выполнения курсовой работы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>План выполнения курсовой работы</text:p>
          </table:table-cell>
          <table:table-cell table:style-name="Таблица1.B1" office:value-type="string">
            <text:p text:style-name="P23">Сроки выполнения</text:p>
          </table:table-cell>
        </table:table-row>
        <table:table-row>
          <table:table-cell table:style-name="Таблица1.A2" office:value-type="string">
            <text:p text:style-name="P24"><text:s/>Выбор темы курсовой работы</text:p>
          </table:table-cell>
          <table:table-cell table:style-name="Таблица1.B2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25"><text:s/><text:span text:style-name="T8">Подготовительный этап</text:span></text:p>
          </table:table-cell>
          <table:table-cell table:style-name="Таблица1.B2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25"><text:s/><text:span text:style-name="T8">Написание курсовой работы</text:span></text:p>
          </table:table-cell>
          <table:table-cell table:style-name="Таблица1.B2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26"><text:s/><text:span text:style-name="T8">Оформление и корректировка курсовой работы в</text:span></text:p>
            <text:p text:style-name="P26"><text:span text:style-name="T8"><text:s/>соответствии с замечаниями руководителя</text:span></text:p>
          </table:table-cell>
          <table:table-cell table:style-name="Таблица1.B2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25"><text:s/><text:span text:style-name="T8">Защита курсовой работы</text:span></text:p>
          </table:table-cell>
          <table:table-cell table:style-name="Таблица1.B2" office:value-type="string">
            <text:p text:style-name="P25"/>
          </table:table-cell>
        </table:table-row>
      </table:table>
      <text:p text:style-name="P21"/>
      <text:p text:style-name="P27">Задание выдано.</text:p>
      <text:p text:style-name="P27">Руководитель курсовой работы</text:p>
      <text:p text:style-name="P28">Д.Ю.Качка <text:s text:c="27"/></text:p>
      <text:p text:style-name="P28">«<text:span text:style-name="T9">21</text:span>» <text:span text:style-name="T9">сентября 2024 г.</text:span> <text:s text:c="21"/></text:p>
      <text:p text:style-name="P29">Задание получено.</text:p>
      <text:p text:style-name="P29">Студент <text:s text:c="95"/>Я.Д.Носков <text:s text:c="21"/></text:p>
      <text:p text:style-name="P28">«<text:span text:style-name="T9">21</text:span>» <text:span text:style-name="T9">сентября 2024 г.</text:span> <text:s text:c="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19cm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2pt" fo:language="ru" fo:country="RU" officeooo:rsid="000e48a2" officeooo:paragraph-rsid="000e48a2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09:22:54.122957035</meta:creation-date>
    <dc:date>2024-11-05T17:22:22.441940999</dc:date>
    <meta:editing-duration>PT1H49M45S</meta:editing-duration>
    <meta:editing-cycles>4</meta:editing-cycles>
    <meta:generator>LibreOffice/24.8.2.1$Linux_X86_64 LibreOffice_project/480$Build-1</meta:generator>
    <meta:document-statistic meta:table-count="1" meta:image-count="0" meta:object-count="0" meta:page-count="2" meta:paragraph-count="45" meta:word-count="149" meta:character-count="2286" meta:non-whitespace-character-count="1308"/>
  </office:meta>
</office:document-meta>
</file>